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52C842DDC6CABB88D8.png" manifest:media-type="image/png"/>
  <manifest:file-entry manifest:full-path="Pictures/100002010000003B00000057CFACA40264D29977.png" manifest:media-type="image/png"/>
  <manifest:file-entry manifest:full-path="Pictures/10000201000000C8000000C855F5E0763ACAB822.png" manifest:media-type="image/png"/>
  <manifest:file-entry manifest:full-path="Pictures/1000000000000272000001600907F78EB738CE94.jpg" manifest:media-type="image/jpeg"/>
  <manifest:file-entry manifest:full-path="Pictures/10000000000002D8000002D8A004902BF078A171.jpg" manifest:media-type="image/jpeg"/>
  <manifest:file-entry manifest:full-path="Pictures/1000000000000112000000E0C580DD0F490D90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6.562cm" svg:height="9.312cm" svg:x="5.2cm" svg:y="3cm">
          <draw:image xlink:href="Pictures/1000000000000272000001600907F78EB738CE94.jpg" xlink:type="simple" xlink:show="embed" xlink:actuate="onLoad">
            <text:p/>
          </draw:image>
        </draw:frame>
        <draw:frame draw:style-name="gr1" draw:text-style-name="P1" draw:layer="layout" svg:width="1.6cm" svg:height="1.308cm" svg:x="11.7cm" svg:y="10.492cm">
          <draw:image xlink:href="Pictures/1000000000000112000000E0C580DD0F490D9020.png" xlink:type="simple" xlink:show="embed" xlink:actuate="onLoad">
            <text:p/>
          </draw:image>
        </draw:frame>
        <draw:frame draw:style-name="gr1" draw:text-style-name="P1" draw:layer="layout" svg:width="1.749cm" svg:height="1.749cm" svg:x="6.851cm" svg:y="3cm">
          <draw:image xlink:href="Pictures/10000000000002D8000002D8A004902BF078A171.jpg" xlink:type="simple" xlink:show="embed" xlink:actuate="onLoad">
            <text:p/>
          </draw:image>
        </draw:frame>
        <draw:frame draw:style-name="gr1" draw:text-style-name="P1" draw:layer="layout" svg:width="1.749cm" svg:height="1.749cm" svg:x="10.8cm" svg:y="2.951cm">
          <draw:image xlink:href="Pictures/10000000000002D8000002D8A004902BF078A171.jpg" xlink:type="simple" xlink:show="embed" xlink:actuate="onLoad">
            <text:p/>
          </draw:image>
        </draw:frame>
        <draw:frame draw:style-name="gr1" draw:text-style-name="P1" draw:layer="layout" svg:width="1.749cm" svg:height="1.749cm" svg:x="14.251cm" svg:y="2.988cm">
          <draw:image xlink:href="Pictures/10000000000002D8000002D8A004902BF078A171.jpg" xlink:type="simple" xlink:show="embed" xlink:actuate="onLoad">
            <text:p/>
          </draw:image>
        </draw:frame>
        <draw:frame draw:style-name="gr1" draw:text-style-name="P1" draw:layer="layout" svg:width="1.749cm" svg:height="1.749cm" svg:x="18.451cm" svg:y="2.988cm">
          <draw:image xlink:href="Pictures/10000000000002D8000002D8A004902BF078A171.jpg" xlink:type="simple" xlink:show="embed" xlink:actuate="onLoad">
            <text:p/>
          </draw:image>
        </draw:frame>
        <draw:frame draw:style-name="gr1" draw:text-style-name="P1" draw:layer="layout" svg:width="0.853cm" svg:height="0.853cm" svg:x="14.747cm" svg:y="5.2cm">
          <draw:image xlink:href="Pictures/10000201000000C8000000C855F5E0763ACAB822.png" xlink:type="simple" xlink:show="embed" xlink:actuate="onLoad">
            <text:p/>
          </draw:image>
        </draw:frame>
        <draw:frame draw:style-name="gr1" draw:text-style-name="P1" draw:layer="layout" svg:width="0.545cm" svg:height="0.804cm" draw:transform="rotate (0.0918043186549017) translate (7.4cm 6.85cm)">
          <draw:image xlink:href="Pictures/100002010000003B00000057CFACA40264D29977.png" xlink:type="simple" xlink:show="embed" xlink:actuate="onLoad">
            <text:p/>
          </draw:image>
        </draw:frame>
        <draw:frame draw:style-name="gr1" draw:text-style-name="P1" draw:layer="layout" svg:width="0.6cm" svg:height="0.77cm" svg:x="11.6cm" svg:y="7.03cm">
          <draw:image xlink:href="Pictures/100002010000004000000052C842DDC6CABB88D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21:28:53.525842096</meta:creation-date>
    <dc:date>2019-07-10T21:39:53.572558157</dc:date>
    <meta:editing-duration>PT30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